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6dd" officeooo:paragraph-rsid="0025a8af"/>
    </style:style>
    <style:style style:name="T1" style:family="text">
      <style:text-properties officeooo:rsid="0011c221"/>
    </style:style>
    <style:style style:name="T2" style:family="text">
      <style:text-properties officeooo:rsid="0011dc32"/>
    </style:style>
    <style:style style:name="T3" style:family="text">
      <style:text-properties officeooo:rsid="001326f8"/>
    </style:style>
    <style:style style:name="T4" style:family="text">
      <style:text-properties officeooo:rsid="0014e0a9"/>
    </style:style>
    <style:style style:name="T5" style:family="text">
      <style:text-properties officeooo:rsid="00166cb1"/>
    </style:style>
    <style:style style:name="T6" style:family="text">
      <style:text-properties officeooo:rsid="0017cfb0"/>
    </style:style>
    <style:style style:name="T7" style:family="text">
      <style:text-properties officeooo:rsid="001836b7"/>
    </style:style>
    <style:style style:name="T8" style:family="text">
      <style:text-properties officeooo:rsid="0018bf2c"/>
    </style:style>
    <style:style style:name="T9" style:family="text">
      <style:text-properties officeooo:rsid="001aa992"/>
    </style:style>
    <style:style style:name="T10" style:family="text">
      <style:text-properties officeooo:rsid="001ca7fa"/>
    </style:style>
    <style:style style:name="T11" style:family="text">
      <style:text-properties officeooo:rsid="001d06e5"/>
    </style:style>
    <style:style style:name="T12" style:family="text">
      <style:text-properties officeooo:rsid="001d6043"/>
    </style:style>
    <style:style style:name="T13" style:family="text">
      <style:text-properties officeooo:rsid="001f3636"/>
    </style:style>
    <style:style style:name="T14" style:family="text">
      <style:text-properties officeooo:rsid="001fd7d4"/>
    </style:style>
    <style:style style:name="T15" style:family="text">
      <style:text-properties officeooo:rsid="00219f1f"/>
    </style:style>
    <style:style style:name="T16" style:family="text">
      <style:text-properties officeooo:rsid="00230ae9"/>
    </style:style>
    <style:style style:name="T17" style:family="text">
      <style:text-properties officeooo:rsid="00240098"/>
    </style:style>
    <style:style style:name="T18" style:family="text">
      <style:text-properties officeooo:rsid="00252e70"/>
    </style:style>
    <style:style style:name="T19" style:family="text">
      <style:text-properties officeooo:rsid="0025a8af"/>
    </style:style>
    <style:style style:name="T20" style:family="text">
      <style:text-properties officeooo:rsid="00268015"/>
    </style:style>
    <style:style style:name="T21" style:family="text">
      <style:text-properties officeooo:rsid="0026d5f7"/>
    </style:style>
    <style:style style:name="T22" style:family="text">
      <style:text-properties officeooo:rsid="00288655"/>
    </style:style>
    <style:style style:name="T23" style:family="text">
      <style:text-properties fo:font-weight="bold" officeooo:rsid="00166cb1" style:font-weight-asian="bold" style:font-weight-complex="bold"/>
    </style:style>
    <style:style style:name="T24" style:family="text">
      <style:text-properties fo:font-weight="bold" officeooo:rsid="0017cfb0" style:font-weight-asian="bold" style:font-weight-complex="bold"/>
    </style:style>
    <style:style style:name="T25" style:family="text">
      <style:text-properties fo:font-weight="bold" officeooo:rsid="001d06e5" style:font-weight-asian="bold" style:font-weight-complex="bold"/>
    </style:style>
    <style:style style:name="T26" style:family="text">
      <style:text-properties fo:font-weight="bold" officeooo:rsid="00252e70" style:font-weight-asian="bold" style:font-weight-complex="bold"/>
    </style:style>
    <style:style style:name="T27" style:family="text">
      <style:text-properties fo:font-weight="bold" officeooo:rsid="0025a8af" style:font-weight-asian="bold" style:font-weight-complex="bold"/>
    </style:style>
    <style:style style:name="T28" style:family="text">
      <style:text-properties officeooo:rsid="002a0f15"/>
    </style:style>
    <style:style style:name="T29" style:family="text">
      <style:text-properties officeooo:rsid="002b6997"/>
    </style:style>
    <style:style style:name="T30" style:family="text">
      <style:text-properties officeooo:rsid="002c7741"/>
    </style:style>
    <style:style style:name="T31" style:family="text">
      <style:text-properties officeooo:rsid="002c946e"/>
    </style:style>
    <style:style style:name="T32" style:family="text">
      <style:text-properties officeooo:rsid="002d0d99"/>
    </style:style>
    <style:style style:name="T33" style:family="text">
      <style:text-properties officeooo:rsid="002d753f"/>
    </style:style>
    <style:style style:name="T34" style:family="text">
      <style:text-properties officeooo:rsid="002e86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korzystać z Teigu użytkownik musi być z nim kompatybilny. Ale czy takową kompatybilność można wymusić? Nad tym właśnie zastanawiali się możni tego świata. Tajny rządowy projekt zakładał stworzenie superżołnierzy lojalnych Imperium, którzy w pełni potrafiliby korzystać z mocy oferowanej przez tajemnicze artefakty. <text:span text:style-name="T1">Pierwszym etapem było porwanie ludzi najbardziej podatnych na manipulacje – dzieci. Pewien chłopiec imieniem Noah mieszkał z rodziną w małej wiosce, która jak kilka innych została napadnięta. Został on uprowadzony, a jego rodzina została zabita na jego oczach. </text:span><text:span text:style-name="T2">Został osadzony w pewnej placówce, gdzie razem z kilkunastoma innymi dziećmi miał zostać zamieniony w broń. Ale młody Noah był pełny ducha walki. Nawet podczas porwania starał się walczyć i odgryzł ucho jednej z osób, która go porywała. Był to naczelnik placówki, który uznał, </text:span><text:span text:style-name="T3">że właśnie to dziecko, które stawiało mu opór zmieni w najpotężniejsz</text:span><text:span text:style-name="T4">ą</text:span><text:span text:style-name="T3"> broń. </text:span><text:span text:style-name="T4">Po analizie ich zachowania i cech osobowości oraz zestawieniu ich z wynikami kilkumiesięcznego wywiadu przeprowadzonego na ich rodzinach do każdego z dzieci dopasowano jedno Teigu. </text:span><text:span text:style-name="T5">Celem było uzyskanie najwyższej możliwej kompatybilności. Oczywiście nie było pewne jakie cechy zapewniają kompatybilność z danym Teigu, więc zostały one dobrane częściowo na podstawie domysłów. Np. skryta dziewczynka, która chowała się przed opiekunami w placówce została przypisana do </text:span><text:span text:style-name="T23">Fantasmagorii: Fundacji Gaei</text:span><text:span text:style-name="T5">. </text:span><text:span text:style-name="T6">Noah został przyporządkowany do </text:span><text:span text:style-name="T24">Wcielenia Rozpaczy: Wielkiego Rydwanu</text:span><text:span text:style-name="T6">. </text:span><text:span text:style-name="T7">To Teigu kojarzyło się pracownikom placówki z negatywnymi emocjami, ale także potęgą, więc Noah był poddawany morderczym treningom, ale także poniżany i niemalże ciągle pilnowany, żeby się nie zbuntował. </text:span><text:span text:style-name="T13">Był też poddawany eksperymentom medycznym mającym na celu wzmocnienie jego ciała.</text:span><text:span text:style-name="T7"> </text:span><text:span text:style-name="T8">Jeden pracownik placówki nie był taki jak inni. </text:span><text:span text:style-name="T9">Mimo że przy współpracownikach nie dawał tego po sobie poznać zależało mu na dzieciach i nienawidził Imperium. </text:span><text:span text:style-name="T10">Był to instruktor walki i strzelectwa Noaha – Gabriel. </text:span><text:span text:style-name="T11">Gabriel był również użytkownikiem </text:span><text:span text:style-name="T25">Tysiąc-Milowego Lotu: Mastemy</text:span><text:span text:style-name="T11">. </text:span><text:span text:style-name="T12">Jak można się domyślić psychika Noaha nie zniosła za dobrze tego, czemu go poddawano. </text:span><text:span text:style-name="T14">Przyzwyczaił się do bólu i wykształcił w sobie coś w rodzaju masochizmu. Sprawił, że ból i gniew zaczęły go napędzać. </text:span><text:span text:style-name="T15">Podczas jednego z treningów, podczas których używano Teigu prawie zniszczył placówkę, mimo że nie używał pełni swojej mocy. </text:span><text:span text:style-name="T16">Gabriel był cierpliwy. Trenował swoich podopiecznych, żeby gdy będą wystarczająco silni mogli przejąc władzę w stolicy, w której znajdowała się placówka. </text:span><text:span text:style-name="T17">Jednak nie przewidział jednego. Że któreś z byłych dzieci będzie uważało, że jest wystarczająco silne. </text:span><text:span text:style-name="T18">Był to swego rodzaju rywal Noaha przypisany do </text:span><text:span text:style-name="T26">Demonicznej Zbroi: Incursio</text:span><text:span text:style-name="T18">. </text:span><text:span text:style-name="T19">Nie wiadomo co dokładnie nim kierowało, ale ukradł </text:span><text:span text:style-name="T27">Wcielenie Rozpaczy: Wielki Rydwan</text:span><text:span text:style-name="T19">, który uważał za mocniejsze Teigu i chciał zabić naczelnika placówki. Nie do końca wiadomo co się stało później, ale pewne jest to, że placówka nie nadawała się już później do użycia i nie wiadomo kto przeżył, a kto nie. Wiadomo natomiast, że Imperium nie odzyskało Teigu znajdujących się w placówce (a przynajmniej większości z nich), a Noah stał się nowym użytkownikiem </text:span><text:span text:style-name="T25">Tysiąc-Milowego Lotu: Mastemy</text:span><text:span text:style-name="T11">. </text:span><text:span text:style-name="T20">Tamta traumatyczna noc wstrząsnęła Noahem jeszcze bardziej i zdecydował się zbiec do lasu. </text:span><text:span text:style-name="T21">Tam ukrywał się przez 2 lata starając się przeżyć i wyprzeć z pamięci traumatyczne wydarzenia. Ale nadal przepełniał go gniew i chęć zemsty. Sam sądził, że nikt oprócz niego nie przeżył, </text:span><text:span text:style-name="T22">mimo że sam nie widział na oczy śmierci żadnego z towarzyszy. Przez trudne warunki, w których żył przez te dwa lata jego ciało niestety osłabło, mimo że i tak jest silniejszy od przeciętnego człowieka. Nie wiadomo co spowodowało jego częściową amnezję. Mógł to być uraz głowy, a mogły być to także kłopoty z psychiką. </text:span><text:span text:style-name="T28">Po tym jak obudził się w lesie bez pamięci Noah przyjął pierwsze imię jakie przyszło mu do głowy – Gabriel. </text:span><text:span text:style-name="T29">Jeśli chodzi o jego nauczyciela, po którym przyjął imię to nie wiadomo, czy przeżył ani nawet kim właściwie był i skąd jego nienawiść do Imperium mimo pracowania dla nich. </text:span><text:span text:style-name="T30">Zwłaszcza, że w czasach, gdy cała operacja miała miejsce Imperi</text:span><text:span text:style-name="T31">um </text:span><text:span text:style-name="T32">było dużo lepszym miejscem. Możliwe, że spodziewał się upadku Imperium po śmierci aktualnego cesarza. Cały projekt, mimo że był rządowym projektem odbywał się bez wiedzy aktualnego cesarza, a zapoczątkowali go politycy, którzy chcieli większej władzy. Dzieci miały być posłuszne nowemu Imperium, w którym władzę sprawowali by właśnie oni. Możliwe, że przez przejęcie władzy siłą chciał pozbyć się ludzi, którzy spiskowali przeciwko obecnemu cesarzowi i mieszkańcom Imperium. Zdawał się posiadać dużą wiedzę na temat polityków i innych wpływowych ludzi. </text:span><text:span text:style-name="T33">Mógł nie pasować mu też sposób sprawowania władzy i chciał oddać władzę w </text:span><text:soft-page-break/><text:span text:style-name="T33">rę</text:span><text:span text:style-name="T34">ce ludu. Jedno jest pewne. Obecnego Imperium nienawidziłby jeszcze bardziej… a może nienawidz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9:36:01.926000000</meta:creation-date>
    <dc:date>2023-09-20T21:32:43.808000000</dc:date>
    <meta:editing-duration>PT1H21M34S</meta:editing-duration>
    <meta:editing-cycles>31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1" meta:word-count="725" meta:character-count="4883" meta:non-whitespace-character-count="4156"/>
  </office:meta>
</office:document-meta>
</file>